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  <style:style style:name="T8_193" style:family="text"/>
    <style:style style:name="T8_194" style:family="text"/>
    <style:style style:name="T8_195" style:family="text"/>
    <style:style style:name="T8_196" style:family="text"/>
    <style:style style:name="T8_197" style:family="text"/>
    <style:style style:name="T8_198" style:family="text"/>
    <style:style style:name="T8_199" style:family="text"/>
    <style:style style:name="T8_200" style:family="text"/>
    <style:style style:name="T8_201" style:family="text"/>
    <style:style style:name="T8_202" style:family="text"/>
    <style:style style:name="T8_203" style:family="text"/>
    <style:style style:name="T8_204" style:family="text"/>
    <style:style style:name="T8_205" style:family="text"/>
    <style:style style:name="T8_206" style:family="text"/>
    <style:style style:name="T8_207" style:family="text"/>
    <style:style style:name="T8_208" style:family="text"/>
    <style:style style:name="T8_209" style:family="text"/>
    <style:style style:name="T8_210" style:family="text"/>
    <style:style style:name="T8_211" style:family="text"/>
    <style:style style:name="T8_212" style:family="text"/>
    <style:style style:name="T8_213" style:family="text"/>
    <style:style style:name="T8_214" style:family="text"/>
    <style:style style:name="T8_215" style:family="text"/>
    <style:style style:name="T8_216" style:family="text"/>
    <style:style style:name="T8_217" style:family="text"/>
    <style:style style:name="T8_218" style:family="text"/>
    <style:style style:name="T8_219" style:family="text"/>
    <style:style style:name="T8_220" style:family="text"/>
    <style:style style:name="T8_221" style:family="text"/>
    <style:style style:name="T8_222" style:family="text"/>
    <style:style style:name="T8_223" style:family="text"/>
    <style:style style:name="T8_224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Всяка</text:span><text:span text:style-name="T1_2"><text:s/></text:span><text:span text:style-name="T1_3">колонка</text:span><text:span text:style-name="T1_4"><text:s/></text:span><text:span text:style-name="T1_5">има</text:span><text:span text:style-name="T1_6"><text:s/></text:span><text:span text:style-name="T1_7">опашка</text:span><text:span text:style-name="T1_8"><text:s/></text:span><text:span text:style-name="T1_9">с</text:span><text:span text:style-name="T1_10"><text:s/></text:span><text:span text:style-name="T1_11">автомобили</text:span><text:span text:style-name="T1_12">.</text:span></text:p>
      <text:p text:style-name="P2"><text:span text:style-name="T2_1">В</text:span><text:span text:style-name="T2_2"><text:s/></text:span><text:span text:style-name="T2_3">Бензиностанцията</text:span><text:span text:style-name="T2_4"><text:s/></text:span><text:span text:style-name="T2_5">имаме</text:span><text:span text:style-name="T2_6"><text:s/>2<text:s/></text:span><text:span text:style-name="T2_7">работника</text:span><text:span text:style-name="T2_8">,<text:s/></text:span><text:span text:style-name="T2_9">които</text:span><text:span text:style-name="T2_10"><text:s/></text:span><text:span text:style-name="T2_11">са</text:span><text:span text:style-name="T2_12"><text:s/></text:span><text:span text:style-name="T2_13">нишки</text:span><text:span text:style-name="T2_14">.<text:s/></text:span></text:p>
      <text:p text:style-name="P3"><text:span text:style-name="T3_1">Те</text:span><text:span text:style-name="T3_2"><text:s/></text:span><text:span text:style-name="T3_3">while</text:span><text:span text:style-name="T3_4">(</text:span><text:span text:style-name="T3_5">true</text:span><text:span text:style-name="T3_6">)<text:s/></text:span><text:span text:style-name="T3_7">викат</text:span><text:span text:style-name="T3_8"><text:s/></text:span><text:span text:style-name="T3_9">метод</text:span><text:span text:style-name="T3_10"><text:s/>"</text:span><text:span text:style-name="T3_11">зареди</text:span><text:span text:style-name="T3_12"><text:s/></text:span><text:span text:style-name="T3_13">коли</text:span><text:span text:style-name="T3_14">".<text:s/></text:span><text:span text:style-name="T3_15">Методът</text:span><text:span text:style-name="T3_16"><text:s/></text:span><text:span text:style-name="T3_17">е</text:span><text:span text:style-name="T3_18"><text:s/></text:span><text:span text:style-name="T3_19">синхронизиран</text:span><text:span text:style-name="T3_20"><text:s/></text:span><text:span text:style-name="T3_21">в</text:span><text:span text:style-name="T3_22"><text:s/></text:span><text:span text:style-name="T3_23">бензиностаницията</text:span><text:span text:style-name="T3_24"><text:s/></text:span><text:span text:style-name="T3_25">и</text:span><text:span text:style-name="T3_26"><text:s/></text:span><text:span text:style-name="T3_27">проверява</text:span><text:span text:style-name="T3_28"><text:s/></text:span><text:span text:style-name="T3_29">дали</text:span><text:span text:style-name="T3_30"><text:s/></text:span><text:span text:style-name="T3_31">някоя</text:span><text:span text:style-name="T3_32"><text:s/></text:span><text:span text:style-name="T3_33">опашка</text:span><text:span text:style-name="T3_34"><text:s/></text:span><text:span text:style-name="T3_35">има</text:span><text:span text:style-name="T3_36"><text:s/></text:span><text:span text:style-name="T3_37">автомобил</text:span><text:span text:style-name="T3_38">.<text:s/></text:span></text:p>
      <text:p text:style-name="P4"><text:span text:style-name="T4_1"><text:tab/></text:span><text:span text:style-name="T4_2">Ако</text:span><text:span text:style-name="T4_3"><text:s/></text:span><text:span text:style-name="T4_4">да</text:span><text:span text:style-name="T4_5">,<text:s/></text:span><text:span text:style-name="T4_6">го</text:span><text:span text:style-name="T4_7"><text:s/></text:span><text:span text:style-name="T4_8">зарежда</text:span><text:span text:style-name="T4_9"><text:s/>(</text:span><text:span text:style-name="T4_10">вика</text:span><text:span text:style-name="T4_11"><text:s/></text:span><text:span text:style-name="T4_12">метод</text:span><text:span text:style-name="T4_13"><text:s/></text:span><text:span text:style-name="T4_14">load</text:span><text:span text:style-name="T4_15">(</text:span><text:span text:style-name="T4_16">vehicle</text:span><text:span text:style-name="T4_17">),<text:s/></text:span><text:span text:style-name="T4_18">който</text:span><text:span text:style-name="T4_19"><text:s/></text:span><text:span text:style-name="T4_20">спи</text:span><text:span text:style-name="T4_21"><text:s/></text:span><text:span text:style-name="T4_22">за</text:span><text:span text:style-name="T4_23"><text:s/>5<text:s/></text:span><text:span text:style-name="T4_24">секунди</text:span><text:span text:style-name="T4_25"><text:s/></text:span><text:span text:style-name="T4_26">и</text:span><text:span text:style-name="T4_27"><text:s/></text:span><text:span text:style-name="T4_28">променя</text:span><text:span text:style-name="T4_29"><text:s/></text:span><text:span text:style-name="T4_30">флаг</text:span><text:span text:style-name="T4_31"><text:s/></text:span><text:span text:style-name="T4_32">на</text:span><text:span text:style-name="T4_33"><text:s/></text:span><text:span text:style-name="T4_34">автомобила</text:span><text:span text:style-name="T4_35"><text:s/></text:span><text:span text:style-name="T4_36">да</text:span><text:span text:style-name="T4_37"><text:s/></text:span><text:span text:style-name="T4_38">ходи</text:span><text:span text:style-name="T4_39"><text:s/></text:span><text:span text:style-name="T4_40">на</text:span><text:span text:style-name="T4_41"><text:s/></text:span><text:span text:style-name="T4_42">каса</text:span><text:span text:style-name="T4_43">)<text:s/></text:span><text:span text:style-name="T4_44">и</text:span><text:span text:style-name="T4_45"><text:s/></text:span><text:span text:style-name="T4_46">нотифицира</text:span><text:span text:style-name="T4_47"><text:s/></text:span><text:span text:style-name="T4_48">всички</text:span><text:span text:style-name="T4_49"><text:s/></text:span><text:span text:style-name="T4_50">автомобили</text:span><text:span text:style-name="T4_51"><text:s/>(</text:span><text:span text:style-name="T4_52">за</text:span><text:span text:style-name="T4_53"><text:s/></text:span><text:span text:style-name="T4_54">да</text:span><text:span text:style-name="T4_55"><text:s/></text:span><text:span text:style-name="T4_56">се</text:span><text:span text:style-name="T4_57"><text:s/></text:span><text:span text:style-name="T4_58">събуди</text:span><text:span text:style-name="T4_59"><text:s/></text:span><text:span text:style-name="T4_60">заредения</text:span><text:span text:style-name="T4_61">).</text:span></text:p>
      <text:p text:style-name="P5"><text:span text:style-name="T5_1"><text:tab/></text:span><text:span text:style-name="T5_2">Ако</text:span><text:span text:style-name="T5_3"><text:s/></text:span><text:span text:style-name="T5_4">не</text:span><text:span text:style-name="T5_5">,<text:s/></text:span><text:span text:style-name="T5_6">се</text:span><text:span text:style-name="T5_7"><text:s/></text:span><text:span text:style-name="T5_8">wait</text:span><text:span text:style-name="T5_9">-</text:span><text:span text:style-name="T5_10">ва</text:span><text:span text:style-name="T5_11">.<text:s/></text:span></text:p>
      <text:p text:style-name="P6"/>
      <text:p text:style-name="P7"><text:span text:style-name="T7_1">В</text:span><text:span text:style-name="T7_2"><text:s/></text:span><text:span text:style-name="T7_3">бензиностанцията</text:span><text:span text:style-name="T7_4"><text:s/></text:span><text:span text:style-name="T7_5">влизат</text:span><text:span text:style-name="T7_6"><text:s/></text:span><text:span text:style-name="T7_7">автомобили</text:span><text:span text:style-name="T7_8">,<text:s/></text:span><text:span text:style-name="T7_9">които</text:span><text:span text:style-name="T7_10"><text:s/></text:span><text:span text:style-name="T7_11">са</text:span><text:span text:style-name="T7_12"><text:s/></text:span><text:span text:style-name="T7_13">нишки</text:span><text:span text:style-name="T7_14">.<text:s/></text:span></text:p>
      <text:p text:style-name="P8"><text:span text:style-name="T8_1">Те</text:span><text:span text:style-name="T8_2"><text:s/></text:span><text:span text:style-name="T8_3">while</text:span><text:span text:style-name="T8_4">(</text:span><text:span text:style-name="T8_5">true</text:span><text:span text:style-name="T8_6">)<text:s/></text:span><text:span text:style-name="T8_7">викат</text:span><text:span text:style-name="T8_8"><text:s/></text:span><text:span text:style-name="T8_9">метод</text:span><text:span text:style-name="T8_10"><text:s/>"</text:span><text:span text:style-name="T8_11">зареди</text:span><text:span text:style-name="T8_12"><text:s/></text:span><text:span text:style-name="T8_13">гориво</text:span><text:span text:style-name="T8_14">".<text:s/></text:span><text:span text:style-name="T8_15">Методът</text:span><text:span text:style-name="T8_16"><text:s/></text:span><text:span text:style-name="T8_17">е</text:span><text:span text:style-name="T8_18"><text:s/></text:span><text:span text:style-name="T8_19">синхронизиран</text:span><text:span text:style-name="T8_20"><text:s/></text:span><text:span text:style-name="T8_21">в</text:span><text:span text:style-name="T8_22"><text:s/></text:span><text:span text:style-name="T8_23">бензиностанцията</text:span><text:span text:style-name="T8_24"><text:s/></text:span><text:span text:style-name="T8_25">и</text:span><text:span text:style-name="T8_26"><text:s/></text:span><text:span text:style-name="T8_27">попълва</text:span><text:span text:style-name="T8_28"><text:s/></text:span><text:span text:style-name="T8_29">автомобила</text:span><text:span text:style-name="T8_30"><text:s/></text:span><text:span text:style-name="T8_31">в</text:span><text:span text:style-name="T8_32"><text:s/></text:span><text:span text:style-name="T8_33">една</text:span><text:span text:style-name="T8_34"><text:s/></text:span><text:span text:style-name="T8_35">от</text:span><text:span text:style-name="T8_36"><text:s/></text:span><text:span text:style-name="T8_37">опашките</text:span><text:span text:style-name="T8_38"><text:s/></text:span><text:span text:style-name="T8_39">на</text:span><text:span text:style-name="T8_40"><text:s/></text:span><text:span text:style-name="T8_41">колонките</text:span><text:span text:style-name="T8_42">.<text:s/></text:span><text:span text:style-name="T8_43">Ако</text:span><text:span text:style-name="T8_44"><text:s/></text:span><text:span text:style-name="T8_45">този</text:span><text:span text:style-name="T8_46"><text:s/></text:span><text:span text:style-name="T8_47">автомобил</text:span><text:span text:style-name="T8_48"><text:s/></text:span><text:span text:style-name="T8_49">е</text:span><text:span text:style-name="T8_50"><text:s/></text:span><text:span text:style-name="T8_51">първи</text:span><text:span text:style-name="T8_52"><text:s/></text:span><text:span text:style-name="T8_53">в</text:span><text:span text:style-name="T8_54"><text:s/></text:span><text:span text:style-name="T8_55">опашката</text:span><text:span text:style-name="T8_56">,<text:s/></text:span><text:span text:style-name="T8_57">вика</text:span><text:span text:style-name="T8_58"><text:s/></text:span><text:span text:style-name="T8_59">notifyAll</text:span><text:span text:style-name="T8_60">,<text:s/></text:span><text:span text:style-name="T8_61">за</text:span><text:span text:style-name="T8_62"><text:s/></text:span><text:span text:style-name="T8_63">да</text:span><text:span text:style-name="T8_64"><text:s/></text:span><text:span text:style-name="T8_65">събуди</text:span><text:span text:style-name="T8_66"><text:s/></text:span><text:span text:style-name="T8_67">зареждач</text:span><text:span text:style-name="T8_68"><text:s/></text:span><text:span text:style-name="T8_69">и</text:span><text:span text:style-name="T8_70"><text:s/></text:span><text:span text:style-name="T8_71">да</text:span><text:span text:style-name="T8_72"><text:s/></text:span><text:span text:style-name="T8_73">го</text:span><text:span text:style-name="T8_74"><text:s/></text:span><text:span text:style-name="T8_75">зареди</text:span><text:span text:style-name="T8_76">,<text:s/></text:span><text:span text:style-name="T8_77">след</text:span><text:span text:style-name="T8_78"><text:s/></text:span><text:span text:style-name="T8_79">което</text:span><text:span text:style-name="T8_80"><text:s/></text:span><text:span text:style-name="T8_81">се</text:span><text:span text:style-name="T8_82"><text:s/></text:span><text:span text:style-name="T8_83">wait</text:span><text:span text:style-name="T8_84">-</text:span><text:span text:style-name="T8_85">ва</text:span><text:span text:style-name="T8_86"><text:s/></text:span><text:span text:style-name="T8_87">докато</text:span><text:span text:style-name="T8_88"><text:s/></text:span><text:span text:style-name="T8_89">не</text:span><text:span text:style-name="T8_90"><text:s/></text:span><text:span text:style-name="T8_91">бъде</text:span><text:span text:style-name="T8_92"><text:s/></text:span><text:span text:style-name="T8_93">зареден</text:span><text:span text:style-name="T8_94">.<text:s/></text:span><text:span text:style-name="T8_95">Ако</text:span><text:span text:style-name="T8_96"><text:s/></text:span><text:span text:style-name="T8_97">се</text:span><text:span text:style-name="T8_98"><text:s/></text:span><text:span text:style-name="T8_99">събуди</text:span><text:span text:style-name="T8_100"><text:s/>(</text:span><text:span text:style-name="T8_101">след</text:span><text:span text:style-name="T8_102"><text:s/></text:span><text:span text:style-name="T8_103">като</text:span><text:span text:style-name="T8_104"><text:s/></text:span><text:span text:style-name="T8_105">бъде</text:span><text:span text:style-name="T8_106"><text:s/></text:span><text:span text:style-name="T8_107">зареден</text:span><text:span text:style-name="T8_108">,<text:s/></text:span><text:span text:style-name="T8_109">все</text:span><text:span text:style-name="T8_110"><text:s/></text:span><text:span text:style-name="T8_111">още</text:span><text:span text:style-name="T8_112"><text:s/></text:span><text:span text:style-name="T8_113">в</text:span><text:span text:style-name="T8_114"><text:s/></text:span><text:span text:style-name="T8_115">тялото</text:span><text:span text:style-name="T8_116"><text:s/></text:span><text:span text:style-name="T8_117">на</text:span><text:span text:style-name="T8_118"><text:s/></text:span><text:span text:style-name="T8_119">метода</text:span><text:span text:style-name="T8_120"><text:s/>"</text:span><text:span text:style-name="T8_121">зареди</text:span><text:span text:style-name="T8_122"><text:s/></text:span><text:span text:style-name="T8_123">гориво</text:span><text:span text:style-name="T8_124">")<text:s/></text:span><text:span text:style-name="T8_125">автомобилът</text:span><text:span text:style-name="T8_126"><text:s/></text:span><text:span text:style-name="T8_127">отива</text:span><text:span text:style-name="T8_128"><text:s/></text:span><text:span text:style-name="T8_129">в</text:span><text:span text:style-name="T8_130"><text:s/></text:span><text:span text:style-name="T8_131">блокираща</text:span><text:span text:style-name="T8_132"><text:s/></text:span><text:span text:style-name="T8_133">опашка</text:span><text:span text:style-name="T8_134"><text:s/></text:span><text:span text:style-name="T8_135">на</text:span><text:span text:style-name="T8_136"><text:s/></text:span><text:span text:style-name="T8_137">една</text:span><text:span text:style-name="T8_138"><text:s/></text:span><text:span text:style-name="T8_139">от</text:span><text:span text:style-name="T8_140"><text:s/></text:span><text:span text:style-name="T8_141">касите</text:span><text:span text:style-name="T8_142"><text:s/></text:span><text:span text:style-name="T8_143">и</text:span><text:span text:style-name="T8_144"><text:s/></text:span><text:span text:style-name="T8_145">се</text:span><text:span text:style-name="T8_146"><text:s/></text:span><text:span text:style-name="T8_147">wait</text:span><text:span text:style-name="T8_148">-</text:span><text:span text:style-name="T8_149">ва</text:span><text:span text:style-name="T8_150"><text:s/></text:span><text:span text:style-name="T8_151">докато</text:span><text:span text:style-name="T8_152"><text:s/></text:span><text:span text:style-name="T8_153">не</text:span><text:span text:style-name="T8_154"><text:s/></text:span><text:span text:style-name="T8_155">бъде</text:span><text:span text:style-name="T8_156"><text:s/></text:span><text:span text:style-name="T8_157">обслужен</text:span><text:span text:style-name="T8_158"><text:s/></text:span><text:span text:style-name="T8_159">от</text:span><text:span text:style-name="T8_160"><text:s/></text:span><text:span text:style-name="T8_161">каса</text:span><text:span text:style-name="T8_162">.<text:s/></text:span><text:span text:style-name="T8_163">Ако</text:span><text:span text:style-name="T8_164"><text:s/></text:span><text:span text:style-name="T8_165">се</text:span><text:span text:style-name="T8_166"><text:s/></text:span><text:span text:style-name="T8_167">събуди</text:span><text:span text:style-name="T8_168"><text:s/></text:span><text:span text:style-name="T8_169">след</text:span><text:span text:style-name="T8_170"><text:s/></text:span><text:span text:style-name="T8_171">като</text:span><text:span text:style-name="T8_172"><text:s/></text:span><text:span text:style-name="T8_173">е</text:span><text:span text:style-name="T8_174"><text:s/></text:span><text:span text:style-name="T8_175">бил</text:span><text:span text:style-name="T8_176"><text:s/></text:span><text:span text:style-name="T8_177">обслужен</text:span><text:span text:style-name="T8_178"><text:s/></text:span><text:span text:style-name="T8_179">от</text:span><text:span text:style-name="T8_180"><text:s/></text:span><text:span text:style-name="T8_181">каса</text:span><text:span text:style-name="T8_182"><text:s/>(</text:span><text:span text:style-name="T8_183">все</text:span><text:span text:style-name="T8_184"><text:s/></text:span><text:span text:style-name="T8_185">още</text:span><text:span text:style-name="T8_186"><text:s/></text:span><text:span text:style-name="T8_187">в</text:span><text:span text:style-name="T8_188"><text:s/></text:span><text:span text:style-name="T8_189">тялото</text:span><text:span text:style-name="T8_190"><text:s/></text:span><text:span text:style-name="T8_191">на</text:span><text:span text:style-name="T8_192"><text:s/></text:span><text:span text:style-name="T8_193">метода</text:span><text:span text:style-name="T8_194"><text:s/>"</text:span><text:span text:style-name="T8_195">зареди</text:span><text:span text:style-name="T8_196"><text:s/></text:span><text:span text:style-name="T8_197">гориво</text:span><text:span text:style-name="T8_198">")<text:s/></text:span><text:span text:style-name="T8_199">автомобилът</text:span><text:span text:style-name="T8_200"><text:s/></text:span><text:span text:style-name="T8_201">напуска</text:span><text:span text:style-name="T8_202"><text:s/></text:span><text:span text:style-name="T8_203">бензиностанцията</text:span><text:span text:style-name="T8_204">,<text:s/></text:span><text:span text:style-name="T8_205">като</text:span><text:span text:style-name="T8_206"><text:s/></text:span><text:span text:style-name="T8_207">нотифицира</text:span><text:span text:style-name="T8_208"><text:s/></text:span><text:span text:style-name="T8_209">заспалите</text:span><text:span text:style-name="T8_210"><text:s/></text:span><text:span text:style-name="T8_211">зареждачи</text:span><text:span text:style-name="T8_212"><text:s/></text:span><text:span text:style-name="T8_213">да</text:span><text:span text:style-name="T8_214"><text:s/></text:span><text:span text:style-name="T8_215">заредят</text:span><text:span text:style-name="T8_216"><text:s/></text:span><text:span text:style-name="T8_217">следващия</text:span><text:span text:style-name="T8_218"><text:s/></text:span><text:span text:style-name="T8_219">автомобил</text:span><text:span text:style-name="T8_220"><text:s/></text:span><text:span text:style-name="T8_221">на</text:span><text:span text:style-name="T8_222"><text:s/></text:span><text:span text:style-name="T8_223">колонката</text:span><text:span text:style-name="T8_224">.</text:span></text:p>
      <text:p text:style-name="P9"/>
      <text:p text:style-name="P10"><text:span text:style-name="T10_1">Касиерките</text:span><text:span text:style-name="T10_2"><text:s/></text:span><text:span text:style-name="T10_3">са</text:span><text:span text:style-name="T10_4"><text:s/></text:span><text:span text:style-name="T10_5">нишки</text:span><text:span text:style-name="T10_6">,<text:s/></text:span><text:span text:style-name="T10_7">които</text:span><text:span text:style-name="T10_8"><text:s/></text:span><text:span text:style-name="T10_9">while</text:span><text:span text:style-name="T10_10">(</text:span><text:span text:style-name="T10_11">true</text:span><text:span text:style-name="T10_12">)<text:s/></text:span><text:span text:style-name="T10_13">взимат</text:span><text:span text:style-name="T10_14"><text:s/></text:span><text:span text:style-name="T10_15">от</text:span><text:span text:style-name="T10_16"><text:s/></text:span><text:span text:style-name="T10_17">блокиращата</text:span><text:span text:style-name="T10_18"><text:s/></text:span><text:span text:style-name="T10_19">опашка</text:span><text:span text:style-name="T10_20"><text:s/></text:span><text:span text:style-name="T10_21">с</text:span><text:span text:style-name="T10_22"><text:s/></text:span><text:span text:style-name="T10_23">автомобили</text:span><text:span text:style-name="T10_24">,<text:s/></text:span><text:span text:style-name="T10_25">чакащи</text:span><text:span text:style-name="T10_26"><text:s/></text:span><text:span text:style-name="T10_27">на</text:span><text:span text:style-name="T10_28"><text:s/></text:span><text:span text:style-name="T10_29">каса</text:span><text:span text:style-name="T10_30"><text:s/></text:span><text:span text:style-name="T10_31">и</text:span><text:span text:style-name="T10_32"><text:s/></text:span><text:span text:style-name="T10_33">ги</text:span><text:span text:style-name="T10_34"><text:s/></text:span><text:span text:style-name="T10_35">обслужват</text:span><text:span text:style-name="T10_36"><text:s/></text:span><text:span text:style-name="T10_37">за</text:span><text:span text:style-name="T10_38"><text:s/></text:span><text:span text:style-name="T10_39">по</text:span><text:span text:style-name="T10_40"><text:s/>5<text:s/></text:span><text:span text:style-name="T10_41">секунди</text:span><text:span text:style-name="T10_42">,<text:s/></text:span><text:span text:style-name="T10_43">като</text:span><text:span text:style-name="T10_44"><text:s/></text:span><text:span text:style-name="T10_45">пъхат</text:span><text:span text:style-name="T10_46"><text:s/></text:span><text:span text:style-name="T10_47">инфо</text:span><text:span text:style-name="T10_48"><text:s/></text:span><text:span text:style-name="T10_49">в</text:span><text:span text:style-name="T10_50"><text:s/></text:span><text:span text:style-name="T10_51">колекция</text:span><text:span text:style-name="T10_52"><text:s/></text:span><text:span text:style-name="T10_53">и</text:span><text:span text:style-name="T10_54"><text:s/></text:span><text:span text:style-name="T10_55">правят</text:span><text:span text:style-name="T10_56"><text:s/></text:span><text:span text:style-name="T10_57">INSERT</text:span><text:span text:style-name="T10_58"><text:s/></text:span><text:span text:style-name="T10_59">в</text:span><text:span text:style-name="T10_60"><text:s/></text:span><text:span text:style-name="T10_61">базата</text:span><text:span text:style-name="T10_62">.<text:s/></text:span><text:span text:style-name="T10_63">След</text:span><text:span text:style-name="T10_64"><text:s/></text:span><text:span text:style-name="T10_65">обслужването</text:span><text:span text:style-name="T10_66"><text:s/></text:span><text:span text:style-name="T10_67">нотифицират</text:span><text:span text:style-name="T10_68"><text:s/></text:span><text:span text:style-name="T10_69">автомобилът</text:span><text:span text:style-name="T10_70"><text:s/></text:span><text:span text:style-name="T10_71">за</text:span><text:span text:style-name="T10_72"><text:s/></text:span><text:span text:style-name="T10_73">да</text:span><text:span text:style-name="T10_74"><text:s/></text:span><text:span text:style-name="T10_75">се</text:span><text:span text:style-name="T10_76"><text:s/></text:span><text:span text:style-name="T10_77">маха</text:span><text:span text:style-name="T10_78"><text:s/></text:span><text:span text:style-name="T10_79">от</text:span><text:span text:style-name="T10_80"><text:s/></text:span><text:span text:style-name="T10_81">бензиностанцията</text:span><text:span text:style-name="T10_82">.</text:span></text:p>
      <text:p text:style-name="P11"/>
      <text:p text:style-name="P12"><text:span text:style-name="T12_1">class</text:span><text:span text:style-name="T12_2"><text:s/></text:span><text:span text:style-name="T12_3">Station</text:span><text:span text:style-name="T12_4">{</text:span></text:p>
      <text:p text:style-name="P13"/>
      <text:p text:style-name="P14"/>
      <text:p text:style-name="P15"><text:span text:style-name="T15_1"><text:s/>-<text:s/></text:span><text:span text:style-name="T15_2">tozi</text:span><text:span text:style-name="T15_3"><text:s/></text:span><text:span text:style-name="T15_4">metod</text:span><text:span text:style-name="T15_5"><text:s/></text:span><text:span text:style-name="T15_6">trqbva</text:span><text:span text:style-name="T15_7"><text:s/></text:span><text:span text:style-name="T15_8">da</text:span><text:span text:style-name="T15_9"><text:s/></text:span><text:span text:style-name="T15_10">e</text:span><text:span text:style-name="T15_11"><text:s/></text:span><text:span text:style-name="T15_12">v</text:span><text:span text:style-name="T15_13"><text:s/></text:span><text:span text:style-name="T15_14">klas</text:span><text:span text:style-name="T15_15"><text:s/></text:span><text:span text:style-name="T15_16">Kolonka</text:span><text:span text:style-name="T15_17"><text:s/></text:span><text:span text:style-name="T15_18">i</text:span><text:span text:style-name="T15_19"><text:s/></text:span><text:span text:style-name="T15_20">benzinostanciata</text:span><text:span text:style-name="T15_21"><text:s/></text:span><text:span text:style-name="T15_22">da</text:span><text:span text:style-name="T15_23"><text:s/></text:span><text:span text:style-name="T15_24">ima</text:span><text:span text:style-name="T15_25"><text:s/>2<text:s/></text:span><text:span text:style-name="T15_26">kolonki</text:span><text:span text:style-name="T15_27">.<text:s/></text:span><text:span text:style-name="T15_28">Taka</text:span><text:span text:style-name="T15_29"><text:s/></text:span><text:span text:style-name="T15_30">shte</text:span><text:span text:style-name="T15_31"><text:s/></text:span><text:span text:style-name="T15_32">mogat</text:span><text:span text:style-name="T15_33"><text:s/></text:span><text:span text:style-name="T15_34">da</text:span><text:span text:style-name="T15_35"><text:s/></text:span><text:span text:style-name="T15_36">se</text:span><text:span text:style-name="T15_37"><text:s/></text:span><text:span text:style-name="T15_38">obslujvat</text:span><text:span text:style-name="T15_39"><text:s/></text:span><text:span text:style-name="T15_40">ednovremenno</text:span><text:span text:style-name="T15_41"><text:s/></text:span><text:span text:style-name="T15_42">ot</text:span><text:span text:style-name="T15_43"><text:s/>5<text:s/></text:span><text:span text:style-name="T15_44">kolonki</text:span><text:span text:style-name="T15_45"><text:s/></text:span><text:span text:style-name="T15_46">avtomobili</text:span></text:p>
      <text:p text:style-name="P16"><text:span text:style-name="T16_1">public</text:span><text:span text:style-name="T16_2"><text:s/></text:span><text:span text:style-name="T16_3">syncronized</text:span><text:span text:style-name="T16_4"><text:s/></text:span><text:span text:style-name="T16_5">void</text:span><text:span text:style-name="T16_6"><text:s/></text:span><text:span text:style-name="T16_7">loadFuel</text:span><text:span text:style-name="T16_8">(</text:span><text:span text:style-name="T16_9">Vehicle</text:span><text:span text:style-name="T16_10"><text:s/></text:span><text:span text:style-name="T16_11">v</text:span><text:span text:style-name="T16_12">){</text:span></text:p>
      <text:p text:style-name="P17"/>
      <text:p text:style-name="P18"><text:span text:style-name="T18_1"><text:tab/></text:span><text:span text:style-name="T18_2">randomKolonka</text:span><text:span text:style-name="T18_3">.</text:span><text:span text:style-name="T18_4">opashka</text:span><text:span text:style-name="T18_5">.</text:span><text:span text:style-name="T18_6">add</text:span><text:span text:style-name="T18_7">(</text:span><text:span text:style-name="T18_8">v</text:span><text:span text:style-name="T18_9">);</text:span></text:p>
      <text:p text:style-name="P19"><text:span text:style-name="T19_1"><text:tab/></text:span><text:span text:style-name="T19_2">if</text:span><text:span text:style-name="T19_3">(</text:span><text:span text:style-name="T19_4">randomKolonka</text:span><text:span text:style-name="T19_5">.</text:span><text:span text:style-name="T19_6">opashka</text:span><text:span text:style-name="T19_7">.</text:span><text:span text:style-name="T19_8">size</text:span><text:span text:style-name="T19_9"><text:s/>==<text:s/>1){</text:span></text:p>
      <text:p text:style-name="P20"><text:span text:style-name="T20_1"><text:tab/><text:tab/></text:span><text:span text:style-name="T20_2">notifyAll</text:span><text:span text:style-name="T20_3">();//</text:span><text:span text:style-name="T20_4">da</text:span><text:span text:style-name="T20_5"><text:s/></text:span><text:span text:style-name="T20_6">go</text:span><text:span text:style-name="T20_7"><text:s/></text:span><text:span text:style-name="T20_8">zaredqt</text:span></text:p>
      <text:p text:style-name="P21"><text:span text:style-name="T21_1"><text:tab/>}</text:span></text:p>
      <text:p text:style-name="P22"><text:span text:style-name="T22_1"><text:tab/></text:span><text:span text:style-name="T22_2">while</text:span><text:span text:style-name="T22_3">(</text:span><text:span text:style-name="T22_4">vehicle</text:span><text:span text:style-name="T22_5">.</text:span><text:span text:style-name="T22_6">neZareden</text:span><text:span text:style-name="T22_7">){</text:span></text:p>
      <text:p text:style-name="P23"><text:span text:style-name="T23_1"><text:tab/><text:tab/></text:span><text:span text:style-name="T23_2">wait</text:span><text:span text:style-name="T23_3">();//4</text:span><text:span text:style-name="T23_4">aka</text:span><text:span text:style-name="T23_5"><text:s/></text:span><text:span text:style-name="T23_6">da</text:span><text:span text:style-name="T23_7"><text:s/></text:span><text:span text:style-name="T23_8">se</text:span><text:span text:style-name="T23_9"><text:s/></text:span><text:span text:style-name="T23_10">zaredi</text:span></text:p>
      <text:p text:style-name="P24"><text:span text:style-name="T24_1"><text:tab/>}</text:span></text:p>
      <text:p text:style-name="P25"><text:span text:style-name="T25_1"><text:tab/></text:span><text:span text:style-name="T25_2">randomKasa</text:span><text:span text:style-name="T25_3">.</text:span><text:span text:style-name="T25_4">opashka</text:span><text:span text:style-name="T25_5">.</text:span><text:span text:style-name="T25_6">add</text:span><text:span text:style-name="T25_7">(</text:span><text:span text:style-name="T25_8">v</text:span><text:span text:style-name="T25_9">);</text:span></text:p>
      <text:p text:style-name="P26"><text:span text:style-name="T26_1"><text:tab/></text:span><text:span text:style-name="T26_2">while</text:span><text:span text:style-name="T26_3">(</text:span><text:span text:style-name="T26_4">vehicle</text:span><text:span text:style-name="T26_5">.</text:span><text:span text:style-name="T26_6">neObslujen</text:span><text:span text:style-name="T26_7">){</text:span></text:p>
      <text:p text:style-name="P27"><text:span text:style-name="T27_1"><text:tab/><text:tab/></text:span><text:span text:style-name="T27_2">wait</text:span><text:span text:style-name="T27_3">();//4</text:span><text:span text:style-name="T27_4">aka</text:span><text:span text:style-name="T27_5"><text:s/></text:span><text:span text:style-name="T27_6">da</text:span><text:span text:style-name="T27_7"><text:s/></text:span><text:span text:style-name="T27_8">se</text:span><text:span text:style-name="T27_9"><text:s/></text:span><text:span text:style-name="T27_10">obsluji</text:span></text:p>
      <text:p text:style-name="P28"><text:span text:style-name="T28_1"><text:tab/>}</text:span></text:p>
      <text:p text:style-name="P29"><text:span text:style-name="T29_1"><text:tab/></text:span><text:span text:style-name="T29_2">randomKolonka</text:span><text:span text:style-name="T29_3">.</text:span><text:span text:style-name="T29_4">opashka</text:span><text:span text:style-name="T29_5">.</text:span><text:span text:style-name="T29_6">remove</text:span><text:span text:style-name="T29_7">(</text:span><text:span text:style-name="T29_8">v</text:span><text:span text:style-name="T29_9">);</text:span></text:p>
      <text:p text:style-name="P30"><text:span text:style-name="T30_1"><text:tab/></text:span><text:span text:style-name="T30_2">if</text:span><text:span text:style-name="T30_3">(!</text:span><text:span text:style-name="T30_4">randomKolonka</text:span><text:span text:style-name="T30_5">.</text:span><text:span text:style-name="T30_6">opashka</text:span><text:span text:style-name="T30_7">.</text:span><text:span text:style-name="T30_8">isEmpty</text:span><text:span text:style-name="T30_9">()){</text:span></text:p>
      <text:p text:style-name="P31"><text:span text:style-name="T31_1"><text:tab/><text:tab/></text:span><text:span text:style-name="T31_2">notifyAll</text:span><text:span text:style-name="T31_3">();//</text:span><text:span text:style-name="T31_4">da</text:span><text:span text:style-name="T31_5"><text:s/></text:span><text:span text:style-name="T31_6">se</text:span><text:span text:style-name="T31_7"><text:s/></text:span><text:span text:style-name="T31_8">zaredi</text:span><text:span text:style-name="T31_9"><text:s/></text:span><text:span text:style-name="T31_10">sledvashtata</text:span><text:span text:style-name="T31_11"><text:s/></text:span><text:span text:style-name="T31_12">kola</text:span></text:p>
      <text:p text:style-name="P32"><text:span text:style-name="T32_1"><text:tab/>}</text:span></text:p>
      <text:p text:style-name="P33"><text:span text:style-name="T33_1">}</text:span></text:p>
      <text:p text:style-name="P34"><text:span text:style-name="T34_1"><text:s/>-<text:s/></text:span><text:span text:style-name="T34_2">tozi</text:span><text:span text:style-name="T34_3"><text:s/></text:span><text:span text:style-name="T34_4">metod</text:span><text:span text:style-name="T34_5"><text:s/></text:span><text:span text:style-name="T34_6">trqbva</text:span><text:span text:style-name="T34_7"><text:s/></text:span><text:span text:style-name="T34_8">da</text:span><text:span text:style-name="T34_9"><text:s/></text:span><text:span text:style-name="T34_10">e</text:span><text:span text:style-name="T34_11"><text:s/></text:span><text:span text:style-name="T34_12">v</text:span><text:span text:style-name="T34_13"><text:s/></text:span><text:span text:style-name="T34_14">klas</text:span><text:span text:style-name="T34_15"><text:s/></text:span><text:span text:style-name="T34_16">Kolonka</text:span><text:span text:style-name="T34_17"><text:s/></text:span><text:span text:style-name="T34_18">i</text:span><text:span text:style-name="T34_19"><text:s/></text:span><text:span text:style-name="T34_20">benzinostanciata</text:span><text:span text:style-name="T34_21"><text:s/></text:span><text:span text:style-name="T34_22">da</text:span><text:span text:style-name="T34_23"><text:s/></text:span><text:span text:style-name="T34_24">ima</text:span><text:span text:style-name="T34_25"><text:s/>2<text:s/></text:span><text:span text:style-name="T34_26">kolonki</text:span><text:span text:style-name="T34_27">.<text:s/></text:span><text:span text:style-name="T34_28">Taka</text:span><text:span text:style-name="T34_29"><text:s/></text:span><text:span text:style-name="T34_30">shte</text:span><text:span text:style-name="T34_31"><text:s/></text:span><text:span text:style-name="T34_32">mogat</text:span><text:span text:style-name="T34_33"><text:s/></text:span><text:span text:style-name="T34_34">da</text:span><text:span text:style-name="T34_35"><text:s/></text:span><text:span text:style-name="T34_36">se</text:span><text:span text:style-name="T34_37"><text:s/></text:span><text:span text:style-name="T34_38">obslujvat</text:span><text:span text:style-name="T34_39"><text:s/></text:span><text:span text:style-name="T34_40">ednovremenno</text:span><text:span text:style-name="T34_41"><text:s/></text:span><text:span text:style-name="T34_42">ot</text:span><text:span text:style-name="T34_43"><text:s/>5<text:s/></text:span><text:span text:style-name="T34_44">kolonki</text:span><text:span text:style-name="T34_45"><text:s/></text:span><text:span text:style-name="T34_46">avtomobili</text:span></text:p>
      <text:p text:style-name="P35"><text:span text:style-name="T35_1">public</text:span><text:span text:style-name="T35_2"><text:s/></text:span><text:span text:style-name="T35_3">syncronized</text:span><text:span text:style-name="T35_4"><text:s/></text:span><text:span text:style-name="T35_5">void</text:span><text:span text:style-name="T35_6"><text:s/></text:span><text:span text:style-name="T35_7">loadVehicle</text:span><text:span text:style-name="T35_8">(){</text:span></text:p>
      <text:p text:style-name="P36"><text:span text:style-name="T36_1"><text:tab/></text:span><text:span text:style-name="T36_2">if</text:span><text:span text:style-name="T36_3">(</text:span><text:span text:style-name="T36_4">kolonki</text:span><text:span text:style-name="T36_5">.</text:span><text:span text:style-name="T36_6">opashki</text:span><text:span text:style-name="T36_7">.</text:span><text:span text:style-name="T36_8">empty</text:span><text:span text:style-name="T36_9">){</text:span></text:p>
      <text:p text:style-name="P37"><text:span text:style-name="T37_1"><text:tab/><text:tab/></text:span><text:span text:style-name="T37_2">wait</text:span><text:span text:style-name="T37_3">();</text:span></text:p>
      <text:p text:style-name="P38"><text:span text:style-name="T38_1"><text:tab/>}</text:span></text:p>
      <text:p text:style-name="P39"><text:span text:style-name="T39_1"><text:tab/></text:span><text:span text:style-name="T39_2">for</text:span><text:span text:style-name="T39_3">(</text:span><text:span text:style-name="T39_4">kolonki</text:span><text:span text:style-name="T39_5">.</text:span><text:span text:style-name="T39_6">opashki</text:span><text:span text:style-name="T39_7">){</text:span></text:p>
      <text:p text:style-name="P40"><text:span text:style-name="T40_1"><text:tab/><text:tab/></text:span><text:span text:style-name="T40_2">sleep</text:span><text:span text:style-name="T40_3">(5000);</text:span></text:p>
      <text:p text:style-name="P41"><text:span text:style-name="T41_1"><text:tab/><text:tab/></text:span><text:span text:style-name="T41_2">kolonka</text:span><text:span text:style-name="T41_3">.</text:span><text:span text:style-name="T41_4">opashka</text:span><text:span text:style-name="T41_5">.</text:span><text:span text:style-name="T41_6">peek</text:span><text:span text:style-name="T41_7">().</text:span><text:span text:style-name="T41_8">setZareden</text:span><text:span text:style-name="T41_9">;</text:span></text:p>
      <text:p text:style-name="P42"><text:span text:style-name="T42_1"><text:tab/><text:tab/></text:span><text:span text:style-name="T42_2">notifyAll</text:span><text:span text:style-name="T42_3">();</text:span></text:p>
      <text:p text:style-name="P43"><text:span text:style-name="T43_1"><text:tab/>}</text:span></text:p>
      <text:p text:style-name="P44"><text:span text:style-name="T44_1">}</text:span></text:p>
      <text:p text:style-name="P45"/>
      <text:p text:style-name="P46"><text:span text:style-name="T46_1"><text:s/>-<text:s/></text:span><text:span text:style-name="T46_2">tozi</text:span><text:span text:style-name="T46_3"><text:s/></text:span><text:span text:style-name="T46_4">metod</text:span><text:span text:style-name="T46_5"><text:s/></text:span><text:span text:style-name="T46_6">moje</text:span><text:span text:style-name="T46_7"><text:s/></text:span><text:span text:style-name="T46_8">da</text:span><text:span text:style-name="T46_9"><text:s/></text:span><text:span text:style-name="T46_10">e</text:span><text:span text:style-name="T46_11"><text:s/></text:span><text:span text:style-name="T46_12">v</text:span><text:span text:style-name="T46_13"><text:s/></text:span><text:span text:style-name="T46_14">klas</text:span><text:span text:style-name="T46_15"><text:s/></text:span><text:span text:style-name="T46_16">Kasa</text:span><text:span text:style-name="T46_17"><text:s/></text:span><text:span text:style-name="T46_18">i</text:span><text:span text:style-name="T46_19"><text:s/></text:span><text:span text:style-name="T46_20">benzinostanciata</text:span><text:span text:style-name="T46_21"><text:s/></text:span><text:span text:style-name="T46_22">da</text:span><text:span text:style-name="T46_23"><text:s/></text:span><text:span text:style-name="T46_24">ima</text:span><text:span text:style-name="T46_25"><text:s/>2<text:s/></text:span><text:span text:style-name="T46_26">kasi</text:span><text:span text:style-name="T46_27">.<text:s/></text:span><text:span text:style-name="T46_28">Taka</text:span><text:span text:style-name="T46_29"><text:s/></text:span><text:span text:style-name="T46_30">shte</text:span><text:span text:style-name="T46_31"><text:s/></text:span><text:span text:style-name="T46_32">mogat</text:span><text:span text:style-name="T46_33"><text:s/></text:span><text:span text:style-name="T46_34">da</text:span><text:span text:style-name="T46_35"><text:s/></text:span><text:span text:style-name="T46_36">se</text:span><text:span text:style-name="T46_37"><text:s/></text:span><text:span text:style-name="T46_38">obslujvat</text:span><text:span text:style-name="T46_39"><text:s/></text:span><text:span text:style-name="T46_40">ednovremenno</text:span><text:span text:style-name="T46_41"><text:s/></text:span><text:span text:style-name="T46_42">ot</text:span><text:span text:style-name="T46_43"><text:s/>2<text:s/></text:span><text:span text:style-name="T46_44">kasi</text:span><text:span text:style-name="T46_45"><text:s/>2<text:s/></text:span><text:span text:style-name="T46_46">avtomobila</text:span></text:p>
      <text:p text:style-name="P47"><text:span text:style-name="T47_1">public</text:span><text:span text:style-name="T47_2"><text:s/></text:span><text:span text:style-name="T47_3">syncronized</text:span><text:span text:style-name="T47_4"><text:s/></text:span><text:span text:style-name="T47_5">void</text:span><text:span text:style-name="T47_6"><text:s/></text:span><text:span text:style-name="T47_7">obslujiVehicle</text:span><text:span text:style-name="T47_8">(){</text:span></text:p>
      <text:p text:style-name="P48"><text:span text:style-name="T48_1"><text:tab/></text:span><text:span text:style-name="T48_2">if</text:span><text:span text:style-name="T48_3">(</text:span><text:span text:style-name="T48_4">kasa</text:span><text:span text:style-name="T48_5">.</text:span><text:span text:style-name="T48_6">opashka</text:span><text:span text:style-name="T48_7">.</text:span><text:span text:style-name="T48_8">empty</text:span><text:span text:style-name="T48_9">){</text:span></text:p>
      <text:p text:style-name="P49"><text:span text:style-name="T49_1"><text:tab/><text:tab/></text:span><text:span text:style-name="T49_2">wait</text:span><text:span text:style-name="T49_3">();</text:span></text:p>
      <text:p text:style-name="P50"><text:span text:style-name="T50_1"><text:tab/>}</text:span></text:p>
      <text:p text:style-name="P51"><text:span text:style-name="T51_1"><text:tab/></text:span><text:span text:style-name="T51_2">for</text:span><text:span text:style-name="T51_3">(</text:span><text:span text:style-name="T51_4">kasa</text:span><text:span text:style-name="T51_5">.</text:span><text:span text:style-name="T51_6">opashka</text:span><text:span text:style-name="T51_7">.</text:span><text:span text:style-name="T51_8">koli</text:span><text:span text:style-name="T51_9">){</text:span></text:p>
      <text:p text:style-name="P52"><text:span text:style-name="T52_1"><text:tab/><text:tab/></text:span><text:span text:style-name="T52_2">sleep</text:span><text:span text:style-name="T52_3">(5000);</text:span></text:p>
      <text:p text:style-name="P53"><text:span text:style-name="T53_1"><text:tab/><text:tab/></text:span><text:span text:style-name="T53_2">kolonka</text:span><text:span text:style-name="T53_3">.</text:span><text:span text:style-name="T53_4">opashka</text:span><text:span text:style-name="T53_5">.</text:span><text:span text:style-name="T53_6">remove</text:span><text:span text:style-name="T53_7">().</text:span><text:span text:style-name="T53_8">setObslujen</text:span><text:span text:style-name="T53_9">;</text:span></text:p>
      <text:p text:style-name="P54"><text:span text:style-name="T54_1"><text:tab/><text:tab/></text:span><text:span text:style-name="T54_2">add</text:span><text:span text:style-name="T54_3"><text:s/></text:span><text:span text:style-name="T54_4">danni</text:span><text:span text:style-name="T54_5"><text:s/></text:span><text:span text:style-name="T54_6">v</text:span><text:span text:style-name="T54_7"><text:s/></text:span><text:span text:style-name="T54_8">kolekcia</text:span><text:span text:style-name="T54_9">;</text:span></text:p>
      <text:p text:style-name="P55"><text:span text:style-name="T55_1"><text:tab/><text:tab/></text:span><text:span text:style-name="T55_2">insert</text:span><text:span text:style-name="T55_3"><text:s/></text:span><text:span text:style-name="T55_4">v</text:span><text:span text:style-name="T55_5"><text:s/></text:span><text:span text:style-name="T55_6">baza</text:span><text:span text:style-name="T55_7">;</text:span></text:p>
      <text:p text:style-name="P56"><text:span text:style-name="T56_1"><text:tab/><text:tab/></text:span><text:span text:style-name="T56_2">notifyAll</text:span><text:span text:style-name="T56_3">();</text:span></text:p>
      <text:p text:style-name="P57"><text:span text:style-name="T57_1"><text:tab/>}</text:span></text:p>
      <text:p text:style-name="P58"><text:span text:style-name="T58_1">}</text:span></text:p>
      <text:p text:style-name="P59"/>
      <text:p text:style-name="P60"><text:span text:style-name="T60_1">}</text:span></text:p>
      <text:p text:style-name="P61"/>
      <text:p text:style-name="P62"><text:span text:style-name="T62_1">class</text:span><text:span text:style-name="T62_2"><text:s/></text:span><text:span text:style-name="T62_3">Vehicle</text:span><text:span text:style-name="T62_4"><text:s/></text:span><text:span text:style-name="T62_5">extends</text:span><text:span text:style-name="T62_6"><text:s/></text:span><text:span text:style-name="T62_7">Thread</text:span><text:span text:style-name="T62_8">{</text:span></text:p>
      <text:p text:style-name="P63"/>
      <text:p text:style-name="P64"><text:span text:style-name="T64_1"><text:tab/></text:span><text:span text:style-name="T64_2">public</text:span><text:span text:style-name="T64_3"><text:s/></text:span><text:span text:style-name="T64_4">void</text:span><text:span text:style-name="T64_5"><text:s/></text:span><text:span text:style-name="T64_6">run</text:span><text:span text:style-name="T64_7">(){</text:span></text:p>
      <text:p text:style-name="P65"><text:span text:style-name="T65_1"><text:tab/><text:tab/></text:span><text:span text:style-name="T65_2">while</text:span><text:span text:style-name="T65_3">(</text:span><text:span text:style-name="T65_4">true</text:span><text:span text:style-name="T65_5">){</text:span></text:p>
      <text:p text:style-name="P66"><text:span text:style-name="T66_1"><text:tab/><text:tab/><text:tab/></text:span><text:span text:style-name="T66_2">benzinostancia</text:span><text:span text:style-name="T66_3">.</text:span><text:span text:style-name="T66_4">loadVehicle</text:span><text:span text:style-name="T66_5">();</text:span></text:p>
      <text:p text:style-name="P67"><text:span text:style-name="T67_1"><text:tab/><text:tab/>}<text:tab/></text:span></text:p>
      <text:p text:style-name="P68"><text:span text:style-name="T68_1"><text:tab/>}</text:span></text:p>
      <text:p text:style-name="P69"/>
      <text:p text:style-name="P70"><text:span text:style-name="T70_1">}</text:span></text:p>
      <text:p text:style-name="P71"/>
      <text:p text:style-name="P72"><text:span text:style-name="T72_1">class</text:span><text:span text:style-name="T72_2"><text:s/></text:span><text:span text:style-name="T72_3">Rabotnik</text:span><text:span text:style-name="T72_4"><text:s/></text:span><text:span text:style-name="T72_5">extends</text:span><text:span text:style-name="T72_6"><text:s/></text:span><text:span text:style-name="T72_7">Thread</text:span><text:span text:style-name="T72_8">{</text:span></text:p>
      <text:p text:style-name="P73"/>
      <text:p text:style-name="P74"><text:span text:style-name="T74_1"><text:tab/></text:span><text:span text:style-name="T74_2">public</text:span><text:span text:style-name="T74_3"><text:s/></text:span><text:span text:style-name="T74_4">void</text:span><text:span text:style-name="T74_5"><text:s/></text:span><text:span text:style-name="T74_6">run</text:span><text:span text:style-name="T74_7">(){</text:span></text:p>
      <text:p text:style-name="P75"><text:span text:style-name="T75_1"><text:tab/><text:tab/></text:span><text:span text:style-name="T75_2">while</text:span><text:span text:style-name="T75_3">(</text:span><text:span text:style-name="T75_4">true</text:span><text:span text:style-name="T75_5">){</text:span></text:p>
      <text:p text:style-name="P76"><text:span text:style-name="T76_1"><text:tab/><text:tab/><text:tab/></text:span><text:span text:style-name="T76_2">benzinostancia</text:span><text:span text:style-name="T76_3">.</text:span><text:span text:style-name="T76_4">loadFuel</text:span><text:span text:style-name="T76_5">(</text:span><text:span text:style-name="T76_6">this</text:span><text:span text:style-name="T76_7">);</text:span></text:p>
      <text:p text:style-name="P77"><text:span text:style-name="T77_1"><text:tab/><text:tab/>}<text:tab/></text:span></text:p>
      <text:p text:style-name="P78"><text:span text:style-name="T78_1"><text:tab/>}</text:span></text:p>
      <text:p text:style-name="P79"/>
      <text:p text:style-name="P80"><text:span text:style-name="T80_1">}</text:span></text:p>
      <text:p text:style-name="P81"/>
      <text:p text:style-name="P82"><text:span text:style-name="T82_1">class</text:span><text:span text:style-name="T82_2"><text:s/></text:span><text:span text:style-name="T82_3">Kasirka</text:span><text:span text:style-name="T82_4"><text:s/></text:span><text:span text:style-name="T82_5">extends</text:span><text:span text:style-name="T82_6"><text:s/></text:span><text:span text:style-name="T82_7">Thread</text:span><text:span text:style-name="T82_8">{</text:span></text:p>
      <text:p text:style-name="P83"/>
      <text:p text:style-name="P84"><text:span text:style-name="T84_1"><text:tab/></text:span><text:span text:style-name="T84_2">public</text:span><text:span text:style-name="T84_3"><text:s/></text:span><text:span text:style-name="T84_4">void</text:span><text:span text:style-name="T84_5"><text:s/></text:span><text:span text:style-name="T84_6">run</text:span><text:span text:style-name="T84_7">(){</text:span></text:p>
      <text:p text:style-name="P85"><text:span text:style-name="T85_1"><text:tab/><text:tab/></text:span><text:span text:style-name="T85_2">while</text:span><text:span text:style-name="T85_3">(</text:span><text:span text:style-name="T85_4">true</text:span><text:span text:style-name="T85_5">){</text:span></text:p>
      <text:p text:style-name="P86"><text:span text:style-name="T86_1"><text:tab/><text:tab/><text:tab/></text:span><text:span text:style-name="T86_2">benzinostancia</text:span><text:span text:style-name="T86_3">.</text:span><text:span text:style-name="T86_4">obslujiVehicle</text:span><text:span text:style-name="T86_5">();</text:span></text:p>
      <text:p text:style-name="P87"><text:span text:style-name="T87_1"><text:tab/><text:tab/>}<text:tab/></text:span></text:p>
      <text:p text:style-name="P88"><text:span text:style-name="T88_1"><text:tab/>}</text:span></text:p>
      <text:p text:style-name="P89"/>
      <text:p text:style-name="P90"><text:span text:style-name="T90_1">}</text:span></text:p>
      <text:p text:style-name="P91"/>
      <text:p text:style-name="P92"/>
      <text:p text:style-name="P9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